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0.648cm" fo:min-width="2.392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a933" draw:textarea-horizontal-align="justify" draw:textarea-vertical-align="middle" draw:auto-grow-height="false" fo:min-height="0.648cm" fo:min-width="2.194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7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1cm" svg:y1="16.24cm" svg:x2="46.74cm" svg:y2="17.51cm" draw:start-shape="id5" draw:start-glue-point="2" draw:end-shape="id6" draw:end-glue-point="4" svg:d="M42910 16240l3830 1270" svg:viewBox="0 0 383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5cm" svg:y2="15.605cm" draw:start-shape="id11" draw:start-glue-point="6" draw:end-shape="id5" draw:end-glue-point="1" svg:d="M48010 15605h-2560" svg:viewBox="0 0 256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46.74cm" svg:y1="13.7cm" svg:x2="42.91cm" svg:y2="14.97cm" draw:start-shape="id4" draw:start-glue-point="6" draw:end-shape="id5" draw:end-glue-point="0" svg:d="M46740 13700l-3830 1270" svg:viewBox="0 0 3831 1271">
          <text:p/>
        </draw:connector>
        <draw:custom-shape draw:style-name="gr10" draw:text-style-name="P8" xml:id="id36" draw:id="id36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6" draw:end-glue-point="4" svg:d="M64500 16240l3969 1270" svg:viewBox="0 0 3970 1271">
          <text:p/>
        </draw:connector>
        <draw:custom-shape draw:style-name="gr10" draw:text-style-name="P6" xml:id="id37" draw:id="id37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7" draw:start-glue-point="10" draw:end-shape="id1" draw:end-glue-point="3" svg:d="M44180 10525h2560" svg:viewBox="0 0 2561 1">
          <text:p/>
        </draw:connector>
        <draw:custom-shape draw:style-name="gr10" draw:text-style-name="P8" xml:id="id38" draw:id="id38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38" draw:end-glue-point="10" svg:d="M20050 15605l-2858-1270" svg:viewBox="0 0 2859 1271">
          <text:p/>
        </draw:connector>
        <draw:custom-shape draw:style-name="gr10" draw:text-style-name="P8" xml:id="id39" draw:id="id39" draw:layer="layout" svg:width="3.492cm" svg:height="1.27cm" svg:x="19.098cm" svg:y="23.86cm">
          <text:p text:style-name="P7"><text:span text:style-name="T2">unitPri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0.844cm" svg:y2="23.86cm" draw:start-shape="id14" draw:start-glue-point="2" draw:end-shape="id39" draw:end-glue-point="4" svg:d="M22590 21320l-1746 2540" svg:viewBox="0 0 1747 2541">
          <text:p/>
        </draw:connector>
        <draw:custom-shape draw:style-name="gr10" draw:text-style-name="P8" xml:id="id40" draw:id="id40" draw:layer="layout" svg:width="3.492cm" svg:height="1.27cm" svg:x="27.987cm" svg:y="39.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41.005cm" svg:x2="27.987cm" svg:y2="39.735cm" draw:start-shape="id29" draw:start-glue-point="1" draw:end-shape="id40" draw:end-glue-point="6" svg:d="M25129 41005l2858-1270" svg:viewBox="0 0 2859 1271">
          <text:p/>
        </draw:connector>
        <draw:custom-shape draw:style-name="gr10" draw:text-style-name="P8" xml:id="id41" draw:id="id41" draw:layer="layout" svg:width="3.492cm" svg:height="1.27cm" svg:x="14.017cm" svg:y="35.2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35.925cm" svg:x2="20.049cm" svg:y2="35.925cm" draw:start-shape="id41" draw:start-glue-point="10" draw:end-shape="id31" draw:end-glue-point="3" svg:d="M17509 35925h2540" svg:viewBox="0 0 2541 1">
          <text:p/>
        </draw:connector>
        <draw:custom-shape draw:style-name="gr10" draw:text-style-name="P8" xml:id="id42" draw:id="id42" draw:layer="layout" svg:width="3.492cm" svg:height="1.27cm" svg:x="13.8cm" svg:y="9.8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0.495cm" svg:x2="17.292cm" svg:y2="10.525cm" draw:start-shape="id18" draw:start-glue-point="3" draw:end-shape="id42" draw:end-glue-point="10" svg:d="M20050 10495l-2758 30" svg:viewBox="0 0 2759 31">
          <text:p/>
        </draw:connector>
        <draw:custom-shape draw:style-name="gr13" draw:text-style-name="P8" xml:id="id43" draw:id="id43" draw:layer="layout" svg:width="4.088cm" svg:height="1.27cm" svg:x="23.899cm" svg:y="23.861cm">
          <text:p text:style-name="P7"><text:span text:style-name="T2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5.943cm" svg:y2="23.861cm" draw:start-shape="id14" draw:start-glue-point="2" draw:end-shape="id43" draw:end-glue-point="4" svg:d="M22590 21320l3353 2541" svg:viewBox="0 0 3354 2542">
          <text:p/>
        </draw:connector>
        <draw:custom-shape draw:style-name="gr1" draw:text-style-name="P2" xml:id="id44" draw:id="id44" draw:layer="layout" svg:width="5.08cm" svg:height="1.27cm" svg:x="11.16cm" svg:y="46.72cm">
          <text:p text:style-name="P1">buyPr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5.08cm" svg:height="1.27cm" svg:x="28.94cm" svg:y="46.72cm">
          <text:p text:style-name="P1">sellPrice</text:p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4.445cm" svg:height="1.27cm" svg:x="20.367cm" svg:y="43.54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3.7cm" svg:y1="46.72cm" svg:x2="20.367cm" svg:y2="44.18cm" draw:start-shape="id44" draw:start-glue-point="0" draw:end-shape="id45" draw:end-glue-point="5" svg:d="M13700 46720l6667-2540" svg:viewBox="0 0 6668 2541">
          <text:p/>
        </draw:connector>
        <draw:connector draw:style-name="gr11" draw:text-style-name="P4" draw:layer="layout" draw:type="line" svg:x1="31.48cm" svg:y1="46.72cm" svg:x2="24.812cm" svg:y2="44.18cm" draw:start-shape="id46" draw:start-glue-point="0" draw:end-shape="id45" draw:end-glue-point="7" svg:d="M31480 46720l-6668-2540" svg:viewBox="0 0 6669 2541">
          <text:p/>
        </draw:connector>
        <draw:connector draw:style-name="gr5" draw:text-style-name="P4" draw:layer="layout" draw:type="line" svg:x1="22.589cm" svg:y1="41.64cm" svg:x2="22.59cm" svg:y2="43.545cm" draw:start-shape="id29" draw:start-glue-point="2" draw:end-shape="id45" draw:end-glue-point="4" svg:d="M22589 41640l1 1905" svg:viewBox="0 0 2 1906">
          <text:p/>
        </draw:connector>
        <draw:custom-shape draw:style-name="gr10" draw:text-style-name="P8" xml:id="id47" draw:id="id47" draw:layer="layout" svg:width="3.492cm" svg:height="1.27cm" svg:x="6.42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8" draw:id="id48" draw:layer="layout" svg:width="4.088cm" svg:height="1.27cm" svg:x="5.802cm" svg:y="47.972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16cm" svg:y1="47.355cm" svg:x2="9.912cm" svg:y2="45.45cm" draw:start-shape="id44" draw:start-glue-point="3" draw:end-shape="id47" draw:end-glue-point="10" svg:d="M11160 47355l-1248-1905" svg:viewBox="0 0 1249 1906">
          <text:p/>
        </draw:connector>
        <draw:connector draw:style-name="gr5" draw:text-style-name="P4" draw:layer="layout" draw:type="line" svg:x1="9.89cm" svg:y1="48.607cm" svg:x2="11.16cm" svg:y2="47.355cm" draw:start-shape="id48" draw:start-glue-point="10" draw:end-shape="id44" draw:end-glue-point="3" svg:d="M9890 48607l1270-1252" svg:viewBox="0 0 1271 1253">
          <text:p/>
        </draw:connector>
        <draw:custom-shape draw:style-name="gr10" draw:text-style-name="P8" xml:id="id49" draw:id="id49" draw:layer="layout" svg:width="3.492cm" svg:height="1.27cm" svg:x="35.29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50" draw:id="id50" draw:layer="layout" svg:width="4.088cm" svg:height="1.27cm" svg:x="35.329cm" svg:y="47.99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4.02cm" svg:y1="47.355cm" svg:x2="35.29cm" svg:y2="45.45cm" draw:start-shape="id46" draw:start-glue-point="1" draw:end-shape="id49" draw:end-glue-point="6" svg:d="M34020 47355l1270-1905" svg:viewBox="0 0 1271 1906">
          <text:p/>
        </draw:connector>
        <draw:connector draw:style-name="gr5" draw:text-style-name="P4" draw:layer="layout" draw:type="line" svg:x1="35.329cm" svg:y1="48.625cm" svg:x2="34.02cm" svg:y2="47.355cm" draw:start-shape="id50" draw:start-glue-point="6" draw:end-shape="id46" draw:end-glue-point="1" svg:d="M35329 48625l-1309-1270" svg:viewBox="0 0 1310 1271">
          <text:p/>
        </draw:connector>
        <draw:custom-shape draw:style-name="gr13" draw:text-style-name="P6" xml:id="id51" draw:id="id51" draw:layer="layout" svg:width="4.088cm" svg:height="1.27cm" svg:x="27.392cm" svg:y="21.955cm">
          <text:p text:style-name="P5"><text:span text:style-name="T1">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20.685cm" svg:x2="29.436cm" svg:y2="21.955cm" draw:start-shape="id14" draw:start-glue-point="1" draw:end-shape="id51" draw:end-glue-point="4" svg:d="M25130 20685l4306 1270" svg:viewBox="0 0 4307 1271">
          <text:p/>
        </draw:connector>
        <draw:custom-shape draw:style-name="gr1" draw:text-style-name="P2" xml:id="id53" draw:id="id53" draw:layer="layout" svg:width="5.08cm" svg:height="1.27cm" svg:x="46.72cm" svg:y="26.4cm">
          <text:p text:style-name="P1">Auction</text:p>
          <draw:enhanced-geometry svg:viewBox="0 0 21600 21600" draw:type="rectangle" draw:enhanced-path="M 0 0 L 21600 0 21600 21600 0 21600 0 0 Z N"/>
        </draw:custom-shape>
        <draw:custom-shape draw:style-name="gr14" draw:text-style-name="P3" xml:id="id52" draw:id="id52" draw:layer="layout" svg:width="3.81cm" svg:height="1.27cm" svg:x="42.91cm" svg:y="28.94cm">
          <text:p text:style-name="P1">b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815cm" svg:y1="28.94cm" svg:x2="49.26cm" svg:y2="27.67cm" draw:start-shape="id52" draw:start-glue-point="4" draw:end-shape="id53" draw:end-glue-point="2" svg:d="M44815 28940l4445-1270" svg:viewBox="0 0 4446 1271">
          <text:p/>
        </draw:connector>
        <draw:custom-shape draw:style-name="gr14" draw:text-style-name="P3" xml:id="id54" draw:id="id54" draw:layer="layout" svg:width="3.81cm" svg:height="1.27cm" svg:x="51.8cm" svg:y="28.94cm">
          <text:p text:style-name="P1">currency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7.67cm" svg:x2="53.705cm" svg:y2="28.94cm" draw:start-shape="id53" draw:start-glue-point="2" draw:end-shape="id54" draw:end-glue-point="4" svg:d="M49260 27670l4445 1270" svg:viewBox="0 0 4446 1271">
          <text:p/>
        </draw:connector>
        <draw:custom-shape draw:style-name="gr14" draw:text-style-name="P3" xml:id="id55" draw:id="id55" draw:layer="layout" svg:width="3.81cm" svg:height="1.27cm" svg:x="40.37cm" svg:y="26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27.035cm" svg:x2="46.72cm" svg:y2="27.035cm" draw:start-shape="id55" draw:start-glue-point="10" draw:end-shape="id53" draw:end-glue-point="3" svg:d="M44180 27035h2540" svg:viewBox="0 0 2541 1">
          <text:p/>
        </draw:connector>
        <draw:custom-shape draw:style-name="gr14" draw:text-style-name="P3" xml:id="id56" draw:id="id56" draw:layer="layout" svg:width="3.81cm" svg:height="1.27cm" svg:x="54.34cm" svg:y="26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1.8cm" svg:y1="27.035cm" svg:x2="54.34cm" svg:y2="27.035cm" draw:start-shape="id53" draw:start-glue-point="1" draw:end-shape="id56" draw:end-glue-point="6" svg:d="M51800 27035h2540" svg:viewBox="0 0 2541 1">
          <text:p/>
        </draw:connector>
        <draw:custom-shape draw:style-name="gr14" draw:text-style-name="P3" xml:id="id57" draw:id="id57" draw:layer="layout" svg:width="3.81cm" svg:height="1.27cm" svg:x="47.355cm" svg:y="28.94cm">
          <text:p text:style-name="P1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8.94cm" svg:x2="49.26cm" svg:y2="27.67cm" draw:start-shape="id57" draw:start-glue-point="4" draw:end-shape="id53" draw:end-glue-point="2" svg:d="M49260 28940v-1270" svg:viewBox="0 0 1 1271">
          <text:p/>
        </draw:connector>
        <draw:custom-shape draw:style-name="gr3" draw:text-style-name="P3" xml:id="id58" draw:id="id58" draw:layer="layout" svg:width="4.445cm" svg:height="1.27cm" svg:x="40.687cm" svg:y="22.59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46.72cm" svg:y1="27.035cm" svg:x2="42.91cm" svg:y2="23.86cm" draw:start-shape="id53" draw:start-glue-point="3" draw:end-shape="id58" draw:end-glue-point="6" svg:d="M46720 27035l-3810-3175" svg:viewBox="0 0 3811 3176">
          <text:p/>
        </draw:connector>
        <draw:connector draw:style-name="gr11" draw:text-style-name="P4" draw:layer="layout" draw:type="line" svg:x1="40.37cm" svg:y1="15.605cm" svg:x2="35.607cm" svg:y2="15.605cm" draw:start-shape="id5" draw:start-glue-point="3" draw:end-shape="id21" draw:end-glue-point="7" svg:d="M40370 15605h-4763" svg:viewBox="0 0 4764 1">
          <text:p/>
        </draw:connector>
        <draw:connector draw:style-name="gr7" draw:text-style-name="P4" draw:layer="layout" draw:type="line" svg:x1="42.91cm" svg:y1="16.264cm" svg:x2="42.91cm" svg:y2="22.59cm" draw:end-shape="id58" draw:end-glue-point="4" svg:d="M42910 16264v6326" svg:viewBox="0 0 1 6327">
          <text:p/>
        </draw:connector>
        <draw:custom-shape draw:style-name="gr14" draw:text-style-name="P3" xml:id="id59" draw:id="id59" draw:layer="layout" svg:width="3.81cm" svg:height="1.27cm" svg:x="47.355cm" svg:y="23.86cm">
          <text:p text:style-name="P1">display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9.26cm" svg:y1="25.13cm" svg:x2="49.26cm" svg:y2="26.4cm" draw:start-shape="id59" draw:start-glue-point="8" draw:end-shape="id53" draw:end-glue-point="0" svg:d="M49260 25130v1270" svg:viewBox="0 0 1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12-18T16:14:00.134768574</dc:date>
    <meta:editing-duration>PT2H6M50S</meta:editing-duration>
    <meta:editing-cycles>27</meta:editing-cycles>
    <meta:generator>LibreOffice/24.2.7.2$Linux_X86_64 LibreOffice_project/420$Build-2</meta:generator>
    <meta:document-statistic meta:object-count="117"/>
  </office:meta>
</office:document-meta>
</file>